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70421FBBD181371E.png" manifest:media-type="image/png"/>
  <manifest:file-entry manifest:full-path="Pictures/1000000000000208000001684EC95CFF38EC2840.png" manifest:media-type="image/png"/>
  <manifest:file-entry manifest:full-path="Pictures/100000000000014E000000739DE9980E2EDF3FE3.png" manifest:media-type="image/png"/>
  <manifest:file-entry manifest:full-path="Pictures/10000000000002410000008F899F5E03C138AD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officeooo:rsid="004007e5" officeooo:paragraph-rsid="004007e5"/>
    </style:style>
    <style:style style:name="P25" style:family="paragraph" style:parent-style-name="Text_20_body">
      <style:text-properties officeooo:rsid="00482e46" officeooo:paragraph-rsid="00482e46"/>
    </style:style>
    <style:style style:name="P26" style:family="paragraph" style:parent-style-name="Text_20_body">
      <style:paragraph-properties fo:margin-top="0cm" fo:margin-bottom="0.25cm" loext:contextual-spacing="true"/>
      <style:text-properties officeooo:rsid="003490f1" officeooo:paragraph-rsid="003490f1"/>
    </style:style>
    <style:style style:name="P27" style:family="paragraph" style:parent-style-name="Text_20_body">
      <style:paragraph-properties fo:margin-top="0cm" fo:margin-bottom="0.25cm" loext:contextual-spacing="true"/>
      <style:text-properties officeooo:rsid="003ae89a" officeooo:paragraph-rsid="003c9715"/>
    </style:style>
    <style:style style:name="P28" style:family="paragraph" style:parent-style-name="Text_20_body">
      <style:paragraph-properties fo:margin-top="0cm" fo:margin-bottom="0.25cm" loext:contextual-spacing="true"/>
      <style:text-properties officeooo:rsid="003ae89a" officeooo:paragraph-rsid="0043701e"/>
    </style:style>
    <style:style style:name="P29" style:family="paragraph" style:parent-style-name="Text_20_body">
      <style:paragraph-properties fo:margin-top="0cm" fo:margin-bottom="0.25cm" loext:contextual-spacing="true"/>
      <style:text-properties style:text-underline-style="none" officeooo:rsid="003ae89a" officeooo:paragraph-rsid="003c9715"/>
    </style:style>
    <style:style style:name="P30" style:family="paragraph" style:parent-style-name="Text_20_body">
      <style:paragraph-properties fo:margin-top="0cm" fo:margin-bottom="0.25cm" loext:contextual-spacing="true"/>
      <style:text-properties style:text-underline-style="none" officeooo:rsid="003d832b" officeooo:paragraph-rsid="003d832b"/>
    </style:style>
    <style:style style:name="P31" style:family="paragraph" style:parent-style-name="Text_20_body">
      <style:paragraph-properties fo:margin-top="0cm" fo:margin-bottom="0.25cm" loext:contextual-spacing="true"/>
      <style:text-properties officeooo:rsid="0043b1e5" officeooo:paragraph-rsid="0043b1e5"/>
    </style:style>
    <style:style style:name="P32" style:family="paragraph" style:parent-style-name="Text_20_body" style:list-style-name="L1">
      <style:text-properties officeooo:rsid="004007e5" officeooo:paragraph-rsid="004007e5"/>
    </style:style>
    <style:style style:name="P33" style:family="paragraph" style:parent-style-name="Text_20_body" style:list-style-name="L4">
      <style:text-properties officeooo:rsid="003523e2" officeooo:paragraph-rsid="003523e2"/>
    </style:style>
    <style:style style:name="P34" style:family="paragraph" style:parent-style-name="Text_20_body" style:list-style-name="L5">
      <style:text-properties officeooo:rsid="003523e2" officeooo:paragraph-rsid="003523e2"/>
    </style:style>
    <style:style style:name="P35" style:family="paragraph" style:parent-style-name="Text_20_body" style:list-style-name="L5">
      <style:text-properties fo:font-weight="normal" officeooo:rsid="003523e2" officeooo:paragraph-rsid="003523e2" style:font-weight-asian="normal" style:font-weight-complex="normal"/>
    </style:style>
    <style:style style:name="P36" style:family="paragraph" style:parent-style-name="Text_20_body" style:list-style-name="L6">
      <style:text-properties fo:font-weight="normal" officeooo:rsid="0035f2d7" officeooo:paragraph-rsid="0035f2d7" style:font-weight-asian="normal" style:font-weight-complex="normal"/>
    </style:style>
    <style:style style:name="P37" style:family="paragraph" style:parent-style-name="Text_20_body" style:list-style-name="L6">
      <style:text-properties fo:font-weight="normal" officeooo:rsid="0035e185" officeooo:paragraph-rsid="0035e185" style:font-weight-asian="normal" style:font-weight-complex="normal"/>
    </style:style>
    <style:style style:name="P38" style:family="paragraph" style:parent-style-name="Text_20_body" style:list-style-name="L6">
      <style:text-properties fo:font-weight="normal" officeooo:rsid="00370b20" officeooo:paragraph-rsid="00370b20" style:font-weight-asian="normal" style:font-weight-complex="normal"/>
    </style:style>
    <style:style style:name="P39" style:family="paragraph" style:parent-style-name="Text_20_body" style:list-style-name="L6">
      <style:text-properties fo:font-weight="normal" officeooo:rsid="0038a3c1" officeooo:paragraph-rsid="0038a3c1" style:font-weight-asian="normal" style:font-weight-complex="normal"/>
    </style:style>
    <style:style style:name="P40" style:family="paragraph" style:parent-style-name="Text_20_body" style:list-style-name="L6">
      <style:text-properties officeooo:paragraph-rsid="0035f2d7"/>
    </style:style>
    <style:style style:name="P41" style:family="paragraph" style:parent-style-name="Text_20_body" style:list-style-name="L6">
      <style:text-properties officeooo:rsid="0035f2d7" officeooo:paragraph-rsid="0035f2d7"/>
    </style:style>
    <style:style style:name="P42"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3"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44"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45" style:family="paragraph" style:parent-style-name="Text_20_body" style:list-style-name="L2">
      <style:paragraph-properties fo:margin-top="0cm" fo:margin-bottom="0.25cm" loext:contextual-spacing="true"/>
      <style:text-properties officeooo:rsid="003490f1" officeooo:paragraph-rsid="003490f1"/>
    </style:style>
    <style:style style:name="P46" style:family="paragraph" style:parent-style-name="Text_20_body" style:list-style-name="L2">
      <style:paragraph-properties fo:margin-top="0cm" fo:margin-bottom="0.25cm" loext:contextual-spacing="true"/>
      <style:text-properties officeooo:rsid="003490f1" officeooo:paragraph-rsid="003abe5a"/>
    </style:style>
    <style:style style:name="P47" style:family="paragraph" style:parent-style-name="Text_20_body" style:list-style-name="L3">
      <style:paragraph-properties fo:margin-top="0cm" fo:margin-bottom="0.25cm" loext:contextual-spacing="true"/>
      <style:text-properties officeooo:rsid="0043b1e5" officeooo:paragraph-rsid="0043b1e5"/>
    </style:style>
    <style:style style:name="P48" style:family="paragraph" style:parent-style-name="Heading_20_1">
      <style:text-properties officeooo:rsid="001dc4c5" officeooo:paragraph-rsid="001dc4c5"/>
    </style:style>
    <style:style style:name="P49"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0" style:family="paragraph" style:parent-style-name="Heading_20_1">
      <style:text-properties fo:font-style="normal" officeooo:rsid="00272fda" officeooo:paragraph-rsid="00272fda" style:font-style-asian="normal" style:font-style-complex="normal"/>
    </style:style>
    <style:style style:name="P51" style:family="paragraph" style:parent-style-name="Heading_20_1">
      <style:text-properties officeooo:rsid="00283be3" officeooo:paragraph-rsid="00283be3"/>
    </style:style>
    <style:style style:name="P52" style:family="paragraph" style:parent-style-name="Heading_20_1">
      <style:text-properties officeooo:rsid="003490f1" officeooo:paragraph-rsid="003490f1"/>
    </style:style>
    <style:style style:name="P53" style:family="paragraph" style:parent-style-name="Heading_20_1">
      <style:text-properties officeooo:rsid="004007e5" officeooo:paragraph-rsid="004007e5"/>
    </style:style>
    <style:style style:name="P54" style:family="paragraph" style:parent-style-name="Heading_20_1">
      <style:text-properties officeooo:rsid="00346597" officeooo:paragraph-rsid="00346597"/>
    </style:style>
    <style:style style:name="P55" style:family="paragraph" style:parent-style-name="Heading_20_1">
      <style:paragraph-properties fo:break-before="page"/>
      <style:text-properties fo:font-style="normal" officeooo:rsid="002327fe" officeooo:paragraph-rsid="002327fe" style:font-style-asian="normal" style:font-style-complex="normal"/>
    </style:style>
    <style:style style:name="P56" style:family="paragraph" style:parent-style-name="Heading_20_2">
      <style:text-properties officeooo:rsid="003523e2" officeooo:paragraph-rsid="003523e2"/>
    </style:style>
    <style:style style:name="P57"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officeooo:rsid="003e22d8"/>
    </style:style>
    <style:style style:name="T34" style:family="text">
      <style:text-properties officeooo:rsid="0043701e"/>
    </style:style>
    <style:style style:name="T35" style:family="text">
      <style:text-properties style:text-underline-style="none"/>
    </style:style>
    <style:style style:name="T36" style:family="text">
      <style:text-properties officeooo:rsid="0046fdd2"/>
    </style:style>
    <style:style style:name="T37" style:family="text">
      <style:text-properties officeooo:rsid="00482e46"/>
    </style:style>
    <style:style style:name="T38" style:family="text">
      <style:text-properties officeooo:rsid="0049fd7c"/>
    </style:style>
    <style:style style:name="T39" style:family="text">
      <style:text-properties officeooo:rsid="004b0602"/>
    </style:style>
    <style:style style:name="T40" style:family="text">
      <style:text-properties officeooo:rsid="004b5d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4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55"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899F5E03C138ADBE.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9DE9980E2EDF3FE3.png" xlink:type="simple" xlink:show="embed" xlink:actuate="onLoad"/></draw:frame></text:p>
      <text:h text:style-name="P49"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0"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1"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2"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70421FBBD181371E.png" xlink:type="simple" xlink:show="embed" xlink:actuate="onLoad"/></draw:frame></text:p>
      <text:h text:style-name="P53" text:outline-level="1"><text:soft-page-break/>Plugins y widgets</text:h>
      <text:p text:style-name="P24">He usado algunos plugins y widgets en la página.</text:p>
      <text:list xml:id="list8304665851076650457" text:style-name="L1">
        <text:list-item>
          <text:p text:style-name="P32">BxSlider: para mostrar las imágenes del Home en un slider. Se carga con CDN por hacer uso de algún CDN en la web. <text:span text:style-name="T39">Es responsivo.</text:span></text:p>
        </text:list-item>
        <text:list-item>
          <text:p text:style-name="P32">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2">Tiempo: he usado un widget provisto por una web de pronósticos. Es código incrustado.</text:p>
        </text:list-item>
        <text:list-item>
          <text:p text:style-name="P32">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54" text:outline-level="1">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6391772907283923802" text:style-name="L2">
        <text:list-item>
          <text:p text:style-name="P45">Portada o “Home”</text:p>
        </text:list-item>
        <text:list-item>
          <text:p text:style-name="P45">Tarifas</text:p>
        </text:list-item>
        <text:list-item>
          <text:p text:style-name="P45">Instalaciones</text:p>
        </text:list-item>
        <text:list-item>
          <text:p text:style-name="P45">Servicios</text:p>
        </text:list-item>
        <text:list-item>
          <text:p text:style-name="P46">¿Dónde estamos?</text:p>
        </text:list-item>
        <text:list-item>
          <text:p text:style-name="P45">Galería</text:p>
        </text:list-item>
        <text:list-item>
          <text:p text:style-name="P45">Formulario de contacto</text:p>
        </text:list-item>
      </text:list>
      <text:p text:style-name="P26"/>
      <text:p text:style-name="P26">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6"/>
      <text:p text:style-name="P26">Hay un menú superior, de dos niveles, que permite el acceso a todos los apartados indicados anteriormente. He incluido un logo que también redirige al Home.</text:p>
      <text:p text:style-name="P26"/>
      <text:p text:style-name="P28"><text:span text:style-name="T34">Hay más de</text:span> 10 imágenes están repartidas entre el slider (que tiene 4), la sección de <text:soft-page-break/>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7"/>
      <text:p text:style-name="P31">Retoques de imágenes:</text:p>
      <text:list xml:id="list247526269483253535" text:style-name="L3">
        <text:list-item>
          <text:p text:style-name="P47">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47">En el home se muestran unas imágenes en un slider. Esas imágenes han sido recortadas para tener todas el mismo alto, de modo que el slider no ocupe más altura con unas imágenes que con otras. <text:span text:style-name="T35">Están</text:span> a 70ppp.</text:p>
        </text:list-item>
        <text:list-item>
          <text:p text:style-name="P47">En la galeria se muestran varias imágenes, todas a 70ppp. <text:span text:style-name="T36">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29"/>
      <text:p text:style-name="P30">El vídeo se encuentra en la parte de abajo de la galería.</text:p>
      <text:p text:style-name="P26"/>
      <text:h text:style-name="P56"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7078193147885705760" text:style-name="L4">
        <text:list-item>
          <text:p text:style-name="P33">Es sencillo de usar. Tiene pocos elementos y son visibles sin tener que realizar acciones complicadas. No se necesita un aprendizaje para poder usar la web.</text:p>
        </text:list-item>
        <text:list-item>
          <text:p text:style-name="P33">Utilizo un lenguaje sencillo, comprensible para todo el mundo, sin hacer uso de lenguaje técnico ni ornamental.</text:p>
        </text:list-item>
        <text:list-item>
          <text:p text:style-name="P33">Es consistente: sus elementos tienen estilos similares, todo queda integrado correctamente en la web. El tema visual es el mismo en cada una de las secciones.</text:p>
        </text:list-item>
        <text:list-item>
          <text:p text:style-name="P33">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4777773661847452228" text:style-name="L5">
        <text:list-item>
          <text:p text:style-name="P34">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5">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5">Es comprensible: la página es sencilla, se comprende fácilmente. La información es clara, no está oculta ni expresada de forma enrevesada.</text:p>
        </text:list-item>
      </text:list>
      <text:h text:style-name="P56"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25">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57"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57"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text:soft-page-break/>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57"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57" text:outline-level="2">Se validará el código según la W3C.</text:h>
      <text:p text:style-name="P21">Se ha validado e incluido las imágenes de la validación en la web.</text:p>
      <text:h text:style-name="P57"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text:soft-page-break/>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6302022529517075290" text:style-name="L6">
        <text:list-item>
          <text:p text:style-name="P36">Creación del repositorio.</text:p>
        </text:list-item>
        <text:list-item>
          <text:p text:style-name="P37">Creación del proyecto con Yeoman <text:span text:style-name="T30">y primera subida a GitHub.</text:span></text:p>
        </text:list-item>
        <text:list-item>
          <text:p text:style-name="P40"><text:span text:style-name="T6">Personalización de Bootstrap cambiando </text:span><text:span text:style-name="T2">variables.less</text:span><text:span text:style-name="T6">. </text:span></text:p>
        </text:list-item>
        <text:list-item>
          <text:p text:style-name="P36">Configuración de GitHub Pages.</text:p>
        </text:list-item>
        <text:list-item>
          <text:p text:style-name="P36">Creación del sitio en Hostinger y publicación del mismo.</text:p>
        </text:list-item>
        <text:list-item>
          <text:p text:style-name="P41"><text:span text:style-name="T3">Limpieza del </text:span><text:span text:style-name="T1">index.html</text:span><text:span text:style-name="T3"> para quitar el código generado sobrante.</text:span></text:p>
        </text:list-item>
        <text:list-item>
          <text:p text:style-name="P41"><text:span text:style-name="T3">Estructuración del </text:span><text:span text:style-name="T1">index.html</text:span><text:span text:style-name="T3"> (menú de navegación, cuerpo, menú lateral y breadcrumb).</text:span></text:p>
        </text:list-item>
        <text:list-item>
          <text:p text:style-name="P36">Búsqueda de un plugin para hacer un slider. BxSlider.</text:p>
        </text:list-item>
        <text:list-item>
          <text:p text:style-name="P36">Búsqueda de imágenes para un slider y primeras pruebas.</text:p>
        </text:list-item>
        <text:list-item>
          <text:p text:style-name="P41"><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6">Búsqueda de Sprites ya hechos e inclusión de los mismos en el menú lateral.</text:p>
        </text:list-item>
        <text:list-item>
          <text:p text:style-name="P36">Página de tarifas completa.</text:p>
        </text:list-item>
        <text:list-item>
          <text:p text:style-name="P36">Página de formulario de contacto completo.</text:p>
        </text:list-item>
        <text:list-item>
          <text:p text:style-name="P38">Inclusión de un widget de tiempo, cortesía de <text:a xlink:type="simple" xlink:href="http://www.eltiempo.es/" text:style-name="Internet_20_link" text:visited-style-name="Visited_20_Internet_20_Link">http://www.eltiempo.es/</text:a>.</text:p>
        </text:list-item>
        <text:list-item>
          <text:p text:style-name="P39">Inclusión de dos widget de TripAdvisor. Puesto que el camping de la web no es real, los widget de TripAdvisor pertenecen a otro camping de Valencia, pero son de libre uso.</text:p>
        </text:list-item>
        <text:list-item>
          <text:p text:style-name="P42">Cambio de menú, reducción de secciones.</text:p>
        </text:list-item>
        <text:list-item>
          <text:p text:style-name="P42"><text:s/><text:span text:style-name="T33">Sección de instalaciones.</text:span></text:p>
        </text:list-item>
        <text:list-item>
          <text:p text:style-name="P42"><text:s/><text:span text:style-name="T33">Sección de servicios.</text:span></text:p>
        </text:list-item>
        <text:list-item>
          <text:p text:style-name="P42"><text:soft-page-break/><text:s/><text:span text:style-name="T33">Página ¿Dónde estamos? con plugin de Google Maps.</text:span></text:p>
        </text:list-item>
        <text:list-item>
          <text:p text:style-name="P43"><text:s/>Galeria con plugin jQuery.</text:p>
        </text:list-item>
        <text:list-item>
          <text:p text:style-name="P44"><text:s/><text:span text:style-name="T37">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37">http://spritegen.website-performance.org</text:span></text:a><text:span text:style-name="T37"> y estilos propios además de imágenes en blanco y negro realizadas con gimp a partir de las imagenes a color.</text:span></text:p>
        </text:list-item>
        <text:list-item>
          <text:p text:style-name="P44"><text:s/><text:span text:style-name="T38">Colocación de footer.</text:span></text:p>
        </text:list-item>
        <text:list-item>
          <text:p text:style-name="P44"><text:s/><text:span text:style-name="T40">Adaptación de las pantallas a distintos tamaños: responsivo.</text:span></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9M1S</meta:editing-duration>
    <meta:editing-cycles>21</meta:editing-cycles>
    <meta:generator>LibreOffice/5.0.5.2$Linux_X86_64 LibreOffice_project/00m0$Build-2</meta:generator>
    <dc:date>2016-04-23T20:10:46.702513951</dc:date>
    <meta:document-statistic meta:table-count="0" meta:image-count="4" meta:object-count="0" meta:page-count="10" meta:paragraph-count="108" meta:word-count="2958" meta:character-count="17126" meta:non-whitespace-character-count="14276"/>
  </office:meta>
</office:document-meta>
</file>